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328" table:style-name="ce25">
            <text:p>8328</text:p>
          </table:table-cell>
          <table:table-cell office:value-type="float" office:value="7407.170000000011" table:style-name="ce43">
            <text:p>7407.17</text:p>
          </table:table-cell>
          <table:table-cell office:value-type="float" office:value="14767" table:style-name="ce42">
            <text:p>14767</text:p>
          </table:table-cell>
          <table:table-cell office:value-type="float" office:value="13518.890000000007" table:style-name="ce49">
            <text:p>13518.89</text:p>
          </table:table-cell>
          <table:table-cell office:value-type="float" office:value="8342" table:style-name="ce48">
            <text:p>8342</text:p>
          </table:table-cell>
          <table:table-cell office:value-type="float" office:value="8062.6600000000062" table:style-name="ce127">
            <text:p>8062.66</text:p>
          </table:table-cell>
          <table:table-cell office:value-type="float" office:value="2988" table:style-name="ce126">
            <text:p>2988</text:p>
          </table:table-cell>
          <table:table-cell office:value-type="float" office:value="2919.5600000000013" table:style-name="ce133">
            <text:p>2919.56</text:p>
          </table:table-cell>
          <table:table-cell office:value-type="float" office:value="273" table:style-name="ce132">
            <text:p>273</text:p>
          </table:table-cell>
          <table:table-cell office:value-type="float" office:value="267.93" table:style-name="ce145">
            <text:p>267.93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34698" table:content-validation-name="val2" table:style-name="ce109">
            <text:p>34,698</text:p>
          </table:table-cell>
          <table:table-cell office:value-type="float" office:value="32176.210000000028" table:content-validation-name="val2" table:style-name="ce108">
            <text:p>32,176.21</text:p>
          </table:table-cell>
          <table:table-cell office:value-type="float" office:value="1625" table:style-name="ce96">
            <text:p>1625</text:p>
          </table:table-cell>
          <table:table-cell office:value-type="float" office:value="1570.9399999999989" table:style-name="ce79">
            <text:p>1570.94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625" table:style-name="ce112">
            <text:p>1,625</text:p>
          </table:table-cell>
          <table:table-cell office:value-type="float" office:value="1570.9399999999989" table:style-name="ce119">
            <text:p>1,570.94</text:p>
          </table:table-cell>
          <table:table-cell office:value-type="float" office:value="36323" table:content-validation-name="val2" table:style-name="ce113">
            <text:p>36,323</text:p>
          </table:table-cell>
          <table:table-cell office:value-type="float" office:value="33747.150000000031" table:content-validation-name="val2" table:style-name="ce114">
            <text:p>33,747.15</text:p>
          </table:table-cell>
          <table:table-cell office:value-type="currency" office:value="82765306.039999992" table:content-validation-name="val1" table:style-name="ce12">
            <text:p>£82,765,306.04</text:p>
          </table:table-cell>
          <table:table-cell office:value-type="currency" office:value="15079473.779999999" table:content-validation-name="val1" table:style-name="ce12">
            <text:p>£15,079,473.78</text:p>
          </table:table-cell>
          <table:table-cell office:value-type="currency" office:value="784298.91" table:content-validation-name="val1" table:style-name="ce12">
            <text:p>£784,298.91</text:p>
          </table:table-cell>
          <table:table-cell office:value-type="currency" office:value="-211606.35000000003" table:content-validation-name="val1" table:style-name="ce12">
            <text:p>-£211,606.35</text:p>
          </table:table-cell>
          <table:table-cell office:value-type="currency" office:value="23355123.370000001" table:content-validation-name="val1" table:style-name="ce12">
            <text:p>£23,355,123.37</text:p>
          </table:table-cell>
          <table:table-cell office:value-type="currency" office:value="9641772.5099999979" table:content-validation-name="val1" table:style-name="ce12">
            <text:p>£9,641,772.51</text:p>
          </table:table-cell>
          <table:table-cell office:value-type="currency" office:value="131414368.25999999" table:style-name="ce13">
            <text:p>£131,414,368.26</text:p>
          </table:table-cell>
          <table:table-cell office:value-type="currency" office:value="11055354.310000001" table:content-validation-name="val1" table:style-name="ce14">
            <text:p>£11,055,354.31</text:p>
          </table:table-cell>
          <table:table-cell office:value-type="currency" office:value="165413.08000000007" table:content-validation-name="val1" table:style-name="ce14">
            <text:p>£165,413.08</text:p>
          </table:table-cell>
          <table:table-cell office:value-type="currency" office:value="11220767.390000001" table:style-name="ce13">
            <text:p>£11,220,767.39</text:p>
          </table:table-cell>
          <table:table-cell office:value-type="currency" office:value="142635135.64999998" table:style-name="ce15">
            <text:p>£142,635,135.65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4" table:style-name="ce26">
            <text:p>364</text:p>
          </table:table-cell>
          <table:table-cell office:value-type="float" office:value="288.77" table:style-name="ce44">
            <text:p>288.77</text:p>
          </table:table-cell>
          <table:table-cell office:value-type="float" office:value="284" table:style-name="ce45">
            <text:p>284</text:p>
          </table:table-cell>
          <table:table-cell office:value-type="float" office:value="254.48" table:style-name="ce50">
            <text:p>254.48</text:p>
          </table:table-cell>
          <table:table-cell office:value-type="float" office:value="340" table:style-name="ce51">
            <text:p>340</text:p>
          </table:table-cell>
          <table:table-cell office:value-type="float" office:value="324.19" table:style-name="ce128">
            <text:p>324.19</text:p>
          </table:table-cell>
          <table:table-cell office:value-type="float" office:value="57" table:style-name="ce129">
            <text:p>57</text:p>
          </table:table-cell>
          <table:table-cell office:value-type="float" office:value="55.8" table:style-name="ce134">
            <text:p>55.80</text:p>
          </table:table-cell>
          <table:table-cell office:value-type="float" office:value="6" table:style-name="ce135">
            <text:p>6</text:p>
          </table:table-cell>
          <table:table-cell office:value-type="float" office:value="6" table:style-name="ce146">
            <text:p>6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57" table:content-validation-name="val2" table:style-name="ce109">
            <text:p>1,057</text:p>
          </table:table-cell>
          <table:table-cell office:value-type="float" office:value="930.03" table:content-validation-name="val2" table:style-name="ce108">
            <text:p>930.03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74">
            <text:p>2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9">
            <text:p>2.00</text:p>
          </table:table-cell>
          <table:table-cell office:value-type="float" office:value="1059" table:content-validation-name="val2" table:style-name="ce113">
            <text:p>1,059</text:p>
          </table:table-cell>
          <table:table-cell office:value-type="float" office:value="932.03" table:content-validation-name="val2" table:style-name="ce114">
            <text:p>932.03</text:p>
          </table:table-cell>
          <table:table-cell office:value-type="currency" office:value="2156464" table:content-validation-name="val1" table:style-name="ce12">
            <text:p>£2,156,464.00</text:p>
          </table:table-cell>
          <table:table-cell office:value-type="currency" office:value="140423" table:content-validation-name="val1" table:style-name="ce12">
            <text:p>£140,42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9785.62" table:content-validation-name="val1" table:style-name="ce12">
            <text:p>£79,785.62</text:p>
          </table:table-cell>
          <table:table-cell office:value-type="currency" office:value="595498.86" table:content-validation-name="val1" table:style-name="ce12">
            <text:p>£595,498.86</text:p>
          </table:table-cell>
          <table:table-cell office:value-type="currency" office:value="234837.33" table:content-validation-name="val1" table:style-name="ce12">
            <text:p>£234,837.33</text:p>
          </table:table-cell>
          <table:table-cell office:value-type="currency" office:value="3207008.81" table:style-name="ce13">
            <text:p>£3,207,008.81</text:p>
          </table:table-cell>
          <table:table-cell office:value-type="currency" office:value="94841" table:content-validation-name="val1" table:style-name="ce14">
            <text:p>£94,841.00</text:p>
          </table:table-cell>
          <table:table-cell office:value-type="currency" office:value="651577" table:content-validation-name="val1" table:style-name="ce14">
            <text:p>£651,577.00</text:p>
          </table:table-cell>
          <table:table-cell office:value-type="currency" office:value="746418" table:style-name="ce13">
            <text:p>£746,418.00</text:p>
          </table:table-cell>
          <table:table-cell office:value-type="currency" office:value="3953426.81" table:style-name="ce15">
            <text:p>£3,953,426.8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95" table:style-name="ce27">
            <text:p>195</text:p>
          </table:table-cell>
          <table:table-cell office:value-type="float" office:value="189.6" table:style-name="ce46">
            <text:p>189.60</text:p>
          </table:table-cell>
          <table:table-cell office:value-type="float" office:value="471" table:style-name="ce47">
            <text:p>471</text:p>
          </table:table-cell>
          <table:table-cell office:value-type="float" office:value="455.9" table:style-name="ce52">
            <text:p>455.90</text:p>
          </table:table-cell>
          <table:table-cell office:value-type="float" office:value="283" table:style-name="ce53">
            <text:p>283</text:p>
          </table:table-cell>
          <table:table-cell office:value-type="float" office:value="275.39999999999998" table:style-name="ce130">
            <text:p>275.40</text:p>
          </table:table-cell>
          <table:table-cell office:value-type="float" office:value="41" table:style-name="ce131">
            <text:p>41</text:p>
          </table:table-cell>
          <table:table-cell office:value-type="float" office:value="40.4" table:style-name="ce136">
            <text:p>40.40</text:p>
          </table:table-cell>
          <table:table-cell office:value-type="float" office:value="14" table:style-name="ce137">
            <text:p>14</text:p>
          </table:table-cell>
          <table:table-cell office:value-type="float" office:value="13.6" table:style-name="ce148">
            <text:p>13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1011" table:content-validation-name="val2" table:style-name="ce109">
            <text:p>1,011</text:p>
          </table:table-cell>
          <table:table-cell office:value-type="float" office:value="976.4" table:content-validation-name="val2" table:style-name="ce108">
            <text:p>976.40</text:p>
          </table:table-cell>
          <table:table-cell office:value-type="float" office:value="24" table:style-name="ce100">
            <text:p>24</text:p>
          </table:table-cell>
          <table:table-cell office:value-type="float" office:value="24" table:style-name="ce82">
            <text:p>24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2" table:style-name="ce65">
            <text:p>2</text:p>
          </table:table-cell>
          <table:table-cell office:value-type="float" office:value="1.2" table:style-name="ce76">
            <text:p>1.2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6" table:style-name="ce112">
            <text:p>26</text:p>
          </table:table-cell>
          <table:table-cell office:value-type="float" office:value="25.2" table:style-name="ce119">
            <text:p>25.20</text:p>
          </table:table-cell>
          <table:table-cell office:value-type="float" office:value="1037" table:content-validation-name="val2" table:style-name="ce113">
            <text:p>1,037</text:p>
          </table:table-cell>
          <table:table-cell office:value-type="float" office:value="1001.6" table:content-validation-name="val2" table:style-name="ce114">
            <text:p>1,001.60</text:p>
          </table:table-cell>
          <table:table-cell office:value-type="currency" office:value="2840082.5" table:content-validation-name="val1" table:style-name="ce12">
            <text:p>£2,840,082.50</text:p>
          </table:table-cell>
          <table:table-cell office:value-type="currency" office:value="126440" table:content-validation-name="val1" table:style-name="ce12">
            <text:p>£126,44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0287" table:content-validation-name="val1" table:style-name="ce12">
            <text:p>£20,287.00</text:p>
          </table:table-cell>
          <table:table-cell office:value-type="currency" office:value="756326" table:content-validation-name="val1" table:style-name="ce12">
            <text:p>£756,326.00</text:p>
          </table:table-cell>
          <table:table-cell office:value-type="currency" office:value="325636" table:content-validation-name="val1" table:style-name="ce12">
            <text:p>£325,636.00</text:p>
          </table:table-cell>
          <table:table-cell office:value-type="currency" office:value="4068771.5" table:style-name="ce13">
            <text:p>£4,068,771.50</text:p>
          </table:table-cell>
          <table:table-cell office:value-type="currency" office:value="77284" table:content-validation-name="val1" table:style-name="ce14">
            <text:p>£77,284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77284" table:style-name="ce13">
            <text:p>£77,284.00</text:p>
          </table:table-cell>
          <table:table-cell office:value-type="currency" office:value="4146055.5" table:style-name="ce15">
            <text:p>£4,146,055.5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" table:style-name="ce33">
            <text:p>6</text:p>
          </table:table-cell>
          <table:table-cell office:value-type="float" office:value="5.6" table:style-name="ce37">
            <text:p>5.60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55">
            <text:p>7.60</text:p>
          </table:table-cell>
          <table:table-cell office:value-type="float" office:value="38" table:style-name="ce54">
            <text:p>38</text:p>
          </table:table-cell>
          <table:table-cell office:value-type="float" office:value="37.799999999999997" table:style-name="ce121">
            <text:p>37.80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39">
            <text:p>2.00</text:p>
          </table:table-cell>
          <table:table-cell office:value-type="float" office:value="2" table:style-name="ce138">
            <text:p>2</text:p>
          </table:table-cell>
          <table:table-cell office:value-type="float" office:value="1.43" table:style-name="ce151">
            <text:p>1.4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6" table:content-validation-name="val2" table:style-name="ce109">
            <text:p>56</text:p>
          </table:table-cell>
          <table:table-cell office:value-type="float" office:value="54.43" table:content-validation-name="val2" table:style-name="ce108">
            <text:p>54.43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5">
            <text:p>0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56" table:content-validation-name="val2" table:style-name="ce113">
            <text:p>56</text:p>
          </table:table-cell>
          <table:table-cell office:value-type="float" office:value="54.43" table:content-validation-name="val2" table:style-name="ce114">
            <text:p>54.43</text:p>
          </table:table-cell>
          <table:table-cell office:value-type="currency" office:value="178117.69" table:content-validation-name="val1" table:style-name="ce12">
            <text:p>£178,117.69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6617" table:content-validation-name="val1" table:style-name="ce12">
            <text:p>£6,617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496.01" table:content-validation-name="val1" table:style-name="ce12">
            <text:p>£44,496.01</text:p>
          </table:table-cell>
          <table:table-cell office:value-type="currency" office:value="19577.849999999999" table:content-validation-name="val1" table:style-name="ce12">
            <text:p>£19,577.85</text:p>
          </table:table-cell>
          <table:table-cell office:value-type="currency" office:value="249141.88" table:style-name="ce13">
            <text:p>£249,141.8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9141.88" table:style-name="ce15">
            <text:p>£249,141.8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6" table:style-name="ce34">
            <text:p>86</text:p>
          </table:table-cell>
          <table:table-cell office:value-type="float" office:value="73.569999999999993" table:style-name="ce38">
            <text:p>73.57</text:p>
          </table:table-cell>
          <table:table-cell office:value-type="float" office:value="86" table:style-name="ce39">
            <text:p>86</text:p>
          </table:table-cell>
          <table:table-cell office:value-type="float" office:value="85.35" table:style-name="ce56">
            <text:p>85.35</text:p>
          </table:table-cell>
          <table:table-cell office:value-type="float" office:value="78" table:style-name="ce57">
            <text:p>78</text:p>
          </table:table-cell>
          <table:table-cell office:value-type="float" office:value="75.989999999999995" table:style-name="ce122">
            <text:p>75.99</text:p>
          </table:table-cell>
          <table:table-cell office:value-type="float" office:value="18" table:style-name="ce123">
            <text:p>18</text:p>
          </table:table-cell>
          <table:table-cell office:value-type="float" office:value="17.600000000000001" table:style-name="ce140">
            <text:p>17.6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6" table:style-name="ce153">
            <text:p>6</text:p>
          </table:table-cell>
          <table:table-cell office:value-type="float" office:value="1.1200000000000001" table:style-name="ce106">
            <text:p>1.12</text:p>
          </table:table-cell>
          <table:table-cell office:value-type="float" office:value="278" table:content-validation-name="val2" table:style-name="ce109">
            <text:p>278</text:p>
          </table:table-cell>
          <table:table-cell office:value-type="float" office:value="257.63" table:content-validation-name="val2" table:style-name="ce108">
            <text:p>257.6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.4" table:style-name="ce119">
            <text:p>3.40</text:p>
          </table:table-cell>
          <table:table-cell office:value-type="float" office:value="282" table:content-validation-name="val2" table:style-name="ce113">
            <text:p>282</text:p>
          </table:table-cell>
          <table:table-cell office:value-type="float" office:value="261.02999999999997" table:content-validation-name="val2" table:style-name="ce114">
            <text:p>261.03</text:p>
          </table:table-cell>
          <table:table-cell office:value-type="currency" office:value="765466.62" table:content-validation-name="val1" table:style-name="ce12">
            <text:p>£765,466.62</text:p>
          </table:table-cell>
          <table:table-cell office:value-type="currency" office:value="21286.02" table:content-validation-name="val1" table:style-name="ce12">
            <text:p>£21,286.02</text:p>
          </table:table-cell>
          <table:table-cell office:value-type="currency" office:value="10750" table:content-validation-name="val1" table:style-name="ce12">
            <text:p>£10,750.00</text:p>
          </table:table-cell>
          <table:table-cell office:value-type="currency" office:value="14902.98" table:content-validation-name="val1" table:style-name="ce12">
            <text:p>£14,902.98</text:p>
          </table:table-cell>
          <table:table-cell office:value-type="currency" office:value="186286.71" table:content-validation-name="val1" table:style-name="ce12">
            <text:p>£186,286.71</text:p>
          </table:table-cell>
          <table:table-cell office:value-type="currency" office:value="79094.880000000005" table:content-validation-name="val1" table:style-name="ce12">
            <text:p>£79,094.88</text:p>
          </table:table-cell>
          <table:table-cell office:value-type="currency" office:value="1077787.21" table:style-name="ce13">
            <text:p>£1,077,787.2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3300" table:content-validation-name="val1" table:style-name="ce14">
            <text:p>£63,300.00</text:p>
          </table:table-cell>
          <table:table-cell office:value-type="currency" office:value="63300" table:style-name="ce13">
            <text:p>£63,300.00</text:p>
          </table:table-cell>
          <table:table-cell office:value-type="currency" office:value="1141087.21" table:style-name="ce15">
            <text:p>£1,141,087.2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40">
            <text:p>8.00</text:p>
          </table:table-cell>
          <table:table-cell office:value-type="float" office:value="9" table:style-name="ce41">
            <text:p>9</text:p>
          </table:table-cell>
          <table:table-cell office:value-type="float" office:value="7.69" table:style-name="ce58">
            <text:p>7.69</text:p>
          </table:table-cell>
          <table:table-cell office:value-type="float" office:value="90" table:style-name="ce59">
            <text:p>90</text:p>
          </table:table-cell>
          <table:table-cell office:value-type="float" office:value="88.63" table:style-name="ce124">
            <text:p>88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15" table:content-validation-name="val2" table:style-name="ce109">
            <text:p>115</text:p>
          </table:table-cell>
          <table:table-cell office:value-type="float" office:value="111.91" table:content-validation-name="val2" table:style-name="ce108">
            <text:p>111.9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94">
            <text:p>1.00</text:p>
          </table:table-cell>
          <table:table-cell office:value-type="float" office:value="1" table:style-name="ce95">
            <text:p>1</text:p>
          </table:table-cell>
          <table:table-cell office:value-type="float" office:value="0.4" table:style-name="ce118">
            <text:p>0.4</text:p>
          </table:table-cell>
          <table:table-cell office:value-type="float" office:value="2" table:style-name="ce112">
            <text:p>2</text:p>
          </table:table-cell>
          <table:table-cell office:value-type="float" office:value="1.4" table:style-name="ce119">
            <text:p>1.40</text:p>
          </table:table-cell>
          <table:table-cell office:value-type="float" office:value="117" table:content-validation-name="val2" table:style-name="ce113">
            <text:p>117</text:p>
          </table:table-cell>
          <table:table-cell office:value-type="float" office:value="113.31" table:content-validation-name="val2" table:style-name="ce114">
            <text:p>113.31</text:p>
          </table:table-cell>
          <table:table-cell office:value-type="currency" office:value="291371.11" table:content-validation-name="val1" table:style-name="ce12">
            <text:p>£291,371.11</text:p>
          </table:table-cell>
          <table:table-cell office:value-type="currency" office:value="4992.79" table:content-validation-name="val1" table:style-name="ce12">
            <text:p>£4,992.7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2858.23" table:content-validation-name="val1" table:style-name="ce12">
            <text:p>£72,858.23</text:p>
          </table:table-cell>
          <table:table-cell office:value-type="currency" office:value="30533.47" table:content-validation-name="val1" table:style-name="ce12">
            <text:p>£30,533.47</text:p>
          </table:table-cell>
          <table:table-cell office:value-type="currency" office:value="399755.6" table:style-name="ce13">
            <text:p>£399,755.60</text:p>
          </table:table-cell>
          <table:table-cell office:value-type="currency" office:value="17157" table:content-validation-name="val1" table:style-name="ce14">
            <text:p>£17,157.00</text:p>
          </table:table-cell>
          <table:table-cell office:value-type="currency" office:value="4016.61" table:content-validation-name="val1" table:style-name="ce14">
            <text:p>£4,016.61</text:p>
          </table:table-cell>
          <table:table-cell office:value-type="currency" office:value="21173.61" table:style-name="ce13">
            <text:p>£21,173.61</text:p>
          </table:table-cell>
          <table:table-cell office:value-type="currency" office:value="420929.20999999996" table:style-name="ce15">
            <text:p>£420,929.21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19-12-27T10:08:59Z</dc:date>
  </office:meta>
</office:document-meta>
</file>